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5.9229in" table:align="left"/>
    </style:style>
    <style:style style:name="Table1.A" style:family="table-column">
      <style:table-column-properties style:column-width="1.1521in"/>
    </style:style>
    <style:style style:name="Table1.B" style:family="table-column">
      <style:table-column-properties style:column-width="2.4528in"/>
    </style:style>
    <style:style style:name="Table1.C" style:family="table-column">
      <style:table-column-properties style:column-width="2.318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Horizontal_20_Line">
      <style:text-properties officeooo:rsid="00031ae8" officeooo:paragraph-rsid="00031ae8"/>
    </style:style>
    <style:style style:name="P3" style:family="paragraph" style:parent-style-name="Horizontal_20_Line">
      <style:text-properties officeooo:rsid="0004ba42" officeooo:paragraph-rsid="0004ba42"/>
    </style:style>
    <style:style style:name="P4" style:family="paragraph" style:parent-style-name="Text_20_body">
      <style:paragraph-properties fo:text-align="end" style:justify-single-word="false" style:writing-mode="rl-t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c9211e" fo:font-size="24pt" style:font-size-asian="24pt" style:font-size-complex="24pt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<text:span text:style-name="T1"><text:s/></text:span></text:span><text:span text:style-name="Strong_20_Emphasis"><text:span text:style-name="T2">Sessions in PHP</text:span></text:span></text:h>
      <text:p text:style-name="Horizontal_20_Line"><text:span text:style-name="Strong_20_Emphasis"/></text:p>
      <text:p text:style-name="P4">A <text:span text:style-name="Strong_20_Emphasis">Session</text:span> in PHP is a way to <text:span text:style-name="Strong_20_Emphasis">store user information temporarily on the server</text:span> while they browse your website.<text:line-break/>It allows data to be shared across multiple pages without having to pass it through the URL or forms again and again.</text:p>
      <text:p text:style-name="Horizontal_20_Line"/>
      <text:h text:style-name="Heading_20_3" text:outline-level="3">⚙️ <text:span text:style-name="Strong_20_Emphasis">How Sessions Work</text:span></text:h>
      <text:list xml:id="list116719323" text:style-name="L1">
        <text:list-item>
          <text:p text:style-name="P5">When a session starts, PHP creates a <text:span text:style-name="Strong_20_Emphasis">unique session ID</text:span> for the user.</text:p>
        </text:list-item>
        <text:list-item>
          <text:p text:style-name="P5">This ID is stored on the <text:span text:style-name="Strong_20_Emphasis">client’s browser as a cookie</text:span>.</text:p>
        </text:list-item>
        <text:list-item>
          <text:p text:style-name="P5">The actual session data is stored on the <text:span text:style-name="Strong_20_Emphasis">server</text:span>.</text:p>
        </text:list-item>
        <text:list-item>
          <text:p text:style-name="P5">As long as the browser is open and the session is active, PHP can use this ID to retrieve the user’s stored information.</text:p>
        </text:list-item>
      </text:list>
      <text:p text:style-name="Horizontal_20_Line"/>
      <text:h text:style-name="Heading_20_3" text:outline-level="3">💻 <text:span text:style-name="Strong_20_Emphasis">Starting a Session</text:span></text:h>
      <text:p text:style-name="Text_20_body">Before using session variables, we must start the session using:</text:p>
      <text:p text:style-name="Preformatted_20_Text"><text:span text:style-name="Source_20_Text">&lt;?php</text:span></text:p>
      <text:p text:style-name="Preformatted_20_Text"><text:span text:style-name="Source_20_Text">session_start(); <text:s text:c="2"/>// Must be at the very top of the file</text:span></text:p>
      <text:p text:style-name="P1"><text:span text:style-name="Source_20_Text">?&gt;</text:span></text:p>
      <text:p text:style-name="Text_20_body">🔹 <text:span text:style-name="Source_20_Text">session_start()</text:span> — creates a new session or resumes the existing one.<text:line-break/>⚠️ It must be written <text:span text:style-name="Strong_20_Emphasis">before any HTML output</text:span>, otherwise you’ll get a header error.</text:p>
      <text:p text:style-name="P2">Zxcvb <text:s text:c="3"/></text:p>
      <text:h text:style-name="Heading_20_3" text:outline-level="3">🧾 <text:span text:style-name="Strong_20_Emphasis">Example: Starting a Session &amp; Storing User Info</text:span></text:h>
      <text:p text:style-name="Preformatted_20_Text"><text:span text:style-name="Source_20_Text">&lt;?php</text:span></text:p>
      <text:p text:style-name="Preformatted_20_Text"><text:span text:style-name="Source_20_Text">session_start(); <text:s/>// Step 1: Start session</text:span></text:p>
      <text:p text:style-name="Preformatted_20_Text"/>
      <text:p text:style-name="Preformatted_20_Text"><text:span text:style-name="Source_20_Text">// Step 2: Store user information</text:span></text:p>
      <text:p text:style-name="Preformatted_20_Text"><text:span text:style-name="Source_20_Text">$_SESSION["username"] = "Nirmala";</text:span></text:p>
      <text:p text:style-name="Preformatted_20_Text"><text:span text:style-name="Source_20_Text">$_SESSION["email"] = "nirmala@example.com";</text:span></text:p>
      <text:p text:style-name="Preformatted_20_Text"/>
      <text:p text:style-name="Preformatted_20_Text"><text:span text:style-name="Source_20_Text">echo "Session variables are set successfully!";</text:span></text:p>
      <text:p text:style-name="P1"><text:span text:style-name="Source_20_Text">?&gt;</text:span></text:p>
      <text:p text:style-name="Horizontal_20_Line"/>
      <text:h text:style-name="Heading_20_3" text:outline-level="3"><text:soft-page-break/>🧭 <text:span text:style-name="Strong_20_Emphasis">Accessing Session Data on Another Page</text:span></text:h>
      <text:p text:style-name="Preformatted_20_Text"><text:span text:style-name="Source_20_Text">&lt;?php</text:span></text:p>
      <text:p text:style-name="Preformatted_20_Text"><text:span text:style-name="Source_20_Text">session_start();</text:span></text:p>
      <text:p text:style-name="Preformatted_20_Text"/>
      <text:p text:style-name="Preformatted_20_Text"><text:span text:style-name="Source_20_Text">echo "Welcome, " . $_SESSION["username"] . "!&lt;br&gt;";</text:span></text:p>
      <text:p text:style-name="Preformatted_20_Text"><text:span text:style-name="Source_20_Text">echo "Your email: " . $_SESSION["email"];</text:span></text:p>
      <text:p text:style-name="P1"><text:span text:style-name="Source_20_Text">?&gt;</text:span></text:p>
      <text:p text:style-name="Text_20_body">✅ Output:</text:p>
      <text:p text:style-name="Preformatted_20_Text"><text:span text:style-name="Source_20_Text">Welcome, Nirmala!</text:span></text:p>
      <text:p text:style-name="P1"><text:span text:style-name="Source_20_Text">Your email: nirmala@example.com</text:span></text:p>
      <text:p text:style-name="Horizontal_20_Line"/>
      <text:h text:style-name="Heading_20_3" text:outline-level="3">❌ <text:span text:style-name="Strong_20_Emphasis">Destroying a Session</text:span></text:h>
      <text:p text:style-name="Text_20_body">When a user logs out, you should clear all session data:</text:p>
      <text:p text:style-name="Preformatted_20_Text"><text:span text:style-name="Source_20_Text">&lt;?php</text:span></text:p>
      <text:p text:style-name="Preformatted_20_Text"><text:span text:style-name="Source_20_Text">session_start();</text:span></text:p>
      <text:p text:style-name="Preformatted_20_Text"/>
      <text:p text:style-name="Preformatted_20_Text"><text:span text:style-name="Source_20_Text">// Destroy all session data</text:span></text:p>
      <text:p text:style-name="Preformatted_20_Text"><text:span text:style-name="Source_20_Text">session_unset(); <text:s/>// Removes all session variables</text:span></text:p>
      <text:p text:style-name="Preformatted_20_Text"><text:span text:style-name="Source_20_Text">session_destroy(); // Destroys the session</text:span></text:p>
      <text:p text:style-name="Preformatted_20_Text"/>
      <text:p text:style-name="Preformatted_20_Text"><text:span text:style-name="Source_20_Text">echo "You have been logged out!";</text:span></text:p>
      <text:p text:style-name="P1"><text:span text:style-name="Source_20_Text">?&gt;</text:span></text:p>
      <text:p text:style-name="Horizontal_20_Line"/>
      <text:h text:style-name="Heading_20_3" text:outline-level="3">📚 <text:span text:style-name="Strong_20_Emphasis">Key Points Summary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Action</text:p>
            </table:table-cell>
            <table:table-cell table:style-name="Table1.A1" office:value-type="string">
              <text:p text:style-name="Table_20_Heading">Function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Start Session</text:p>
          </table:table-cell>
          <table:table-cell table:style-name="Table1.A1" office:value-type="string">
            <text:p text:style-name="Table_20_Contents"><text:span text:style-name="Source_20_Text">session_start()</text:span></text:p>
          </table:table-cell>
          <table:table-cell table:style-name="Table1.A1" office:value-type="string">
            <text:p text:style-name="Table_20_Contents">Initializes session or resumes one</text:p>
          </table:table-cell>
        </table:table-row>
        <table:table-row>
          <table:table-cell table:style-name="Table1.A1" office:value-type="string">
            <text:p text:style-name="Table_20_Contents">Set Value</text:p>
          </table:table-cell>
          <table:table-cell table:style-name="Table1.A1" office:value-type="string">
            <text:p text:style-name="Table_20_Contents"><text:span text:style-name="Source_20_Text">$_SESSION['key'] = value</text:span></text:p>
          </table:table-cell>
          <table:table-cell table:style-name="Table1.A1" office:value-type="string">
            <text:p text:style-name="Table_20_Contents">Store data in session</text:p>
          </table:table-cell>
        </table:table-row>
        <table:table-row>
          <table:table-cell table:style-name="Table1.A1" office:value-type="string">
            <text:p text:style-name="Table_20_Contents">Get Value</text:p>
          </table:table-cell>
          <table:table-cell table:style-name="Table1.A1" office:value-type="string">
            <text:p text:style-name="Table_20_Contents"><text:span text:style-name="Source_20_Text">$_SESSION['key']</text:span></text:p>
          </table:table-cell>
          <table:table-cell table:style-name="Table1.A1" office:value-type="string">
            <text:p text:style-name="Table_20_Contents">Retrieve session data</text:p>
          </table:table-cell>
        </table:table-row>
        <table:table-row>
          <table:table-cell table:style-name="Table1.A1" office:value-type="string">
            <text:p text:style-name="Table_20_Contents">Remove All</text:p>
          </table:table-cell>
          <table:table-cell table:style-name="Table1.A1" office:value-type="string">
            <text:p text:style-name="Table_20_Contents"><text:span text:style-name="Source_20_Text">session_unset()</text:span></text:p>
          </table:table-cell>
          <table:table-cell table:style-name="Table1.A1" office:value-type="string">
            <text:p text:style-name="Table_20_Contents">Removes all variables in session</text:p>
          </table:table-cell>
        </table:table-row>
        <table:table-row>
          <table:table-cell table:style-name="Table1.A1" office:value-type="string">
            <text:p text:style-name="Table_20_Contents">Destroy Session</text:p>
          </table:table-cell>
          <table:table-cell table:style-name="Table1.A1" office:value-type="string">
            <text:p text:style-name="Table_20_Contents"><text:span text:style-name="Source_20_Text">session_destroy()</text:span></text:p>
          </table:table-cell>
          <table:table-cell table:style-name="Table1.A1" office:value-type="string">
            <text:p text:style-name="Table_20_Contents">Ends session completely</text:p>
          </table:table-cell>
        </table:table-row>
      </table:table>
      <text:p text:style-name="Horizontal_20_Line"/>
      <text:h text:style-name="Heading_20_3" text:outline-level="3">🧠 <text:span text:style-name="Strong_20_Emphasis">Use Cases of Sessions</text:span></text:h>
      <text:list xml:id="list2731592407" text:style-name="L2">
        <text:list-item>
          <text:p text:style-name="P6">Login systems (user authentication)</text:p>
        </text:list-item>
        <text:list-item>
          <text:p text:style-name="P6">Shopping carts 🛒</text:p>
        </text:list-item>
        <text:list-item>
          <text:p text:style-name="P6">Storing user preferences or themes</text:p>
        </text:list-item>
        <text:list-item>
          <text:p text:style-name="P6">Tracking users’ activities temporarily</text:p>
        </text:list-item>
        <text:list-item>
          <text:p text:style-name="P6">Quiz progress or online test tracking</text:p>
        </text:list-item>
      </text:list>
      <text:p text:style-name="Horizontal_20_Line"/>
      <text:h text:style-name="Heading_20_3" text:outline-level="3"><text:soft-page-break/>💡 <text:span text:style-name="Strong_20_Emphasis">Tips &amp; Tricks</text:span></text:h>
      <text:list xml:id="list2406659955" text:style-name="L3">
        <text:list-item>
          <text:p text:style-name="P7">Always call <text:span text:style-name="Source_20_Text">session_start()</text:span> at the top of your PHP page.</text:p>
        </text:list-item>
        <text:list-item>
          <text:p text:style-name="P7">Don’t store sensitive info like passwords in sessions.</text:p>
        </text:list-item>
        <text:list-item>
          <text:p text:style-name="P7">Use <text:span text:style-name="Source_20_Text">session_regenerate_id()</text:span> after login to prevent session hijacking.</text:p>
        </text:list-item>
      </text:list>
      <text:p text:style-name="Horizontal_20_Line"/>
      <text:h text:style-name="Heading_20_3" text:outline-level="3">🗝️ <text:span text:style-name="Strong_20_Emphasis">Quick Revision</text:span></text:h>
      <text:list xml:id="list1837948977" text:style-name="L4">
        <text:list-item>
          <text:p text:style-name="P8">Sessions = temporary server storage for a specific user.</text:p>
        </text:list-item>
        <text:list-item>
          <text:p text:style-name="P8">Start with <text:span text:style-name="Source_20_Text">session_start()</text:span>.</text:p>
        </text:list-item>
        <text:list-item>
          <text:p text:style-name="P8">Store data using <text:span text:style-name="Source_20_Text">$_SESSION['name']</text:span>.</text:p>
        </text:list-item>
        <text:list-item>
          <text:p text:style-name="P8">Access anywhere until session destroyed.</text:p>
        </text:list-item>
        <text:list-item>
          <text:p text:style-name="P8">End session using <text:span text:style-name="Source_20_Text">session_destroy()</text:span>.</text:p>
        </text:list-item>
      </text:list>
      <text:p text:style-name="P3">vvv</text:p>
      <text:h text:style-name="Heading_20_3" text:outline-level="3">🎯……<text:span text:style-name="Strong_20_Emphasis">..</text:span></text:h>
      <text:p text:style-name="Text_20_body">Sessions in PHP are <text:span text:style-name="Strong_20_Emphasis">powerful tools</text:span> to maintain user state across multiple web pages.<text:line-break/>They make dynamic websites smarter — for example, remembering who is logged in, what’s in their cart, or what their preferences are — <text:span text:style-name="Strong_20_Emphasis">without needing to pass information through URLs or forms.</text:span></text:p>
      <text:p text:style-name="Horizontal_20_Line"/>
      <text:h text:style-name="Heading_20_3" text:outline-level="3"><text:span text:style-name="Strong_20_Emphasi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12T21:40:59.508000000</meta:creation-date>
    <dc:date>2025-10-16T13:12:14.237000000</dc:date>
    <meta:editing-duration>PT2H11M19S</meta:editing-duration>
    <meta:editing-cycles>4</meta:editing-cycles>
    <meta:generator>Neat_Office/6.2.8.2$Windows_x86 LibreOffice_project/</meta:generator>
    <meta:document-statistic meta:table-count="1" meta:image-count="0" meta:object-count="0" meta:page-count="3" meta:paragraph-count="78" meta:word-count="456" meta:character-count="2798" meta:non-whitespace-character-count="2425"/>
  </office:meta>
</office:document-meta>
</file>